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 mathvariant="italic">Área</mi>
            <mi mathvariant="italic">del</mi>
            <mrow>
              <mi mathvariant="italic">triángulo</mi>
              <mo stretchy="false">≤</mo>
              <mi mathvariant="italic">Área</mi>
            </mrow>
            <mi mathvariant="italic">del</mi>
            <mi mathvariant="italic">semicírculo</mi>
          </mrow>
        </mtd>
      </mtr>
      <mtr>
        <mtd>
          <mrow/>
        </mtd>
      </mtr>
      <mtr>
        <mtd>
          <mrow>
            <mo stretchy="false">⇒</mo>
            <mrow>
              <mfrac>
                <mrow>
                  <mrow>
                    <mn>1</mn>
                    <mo stretchy="false">∗</mo>
                    <mi mathvariant="italic">sen</mi>
                  </mrow>
                  <mrow>
                    <mo fence="true" stretchy="false">(</mo>
                    <mrow>
                      <mi>h</mi>
                    </mrow>
                    <mo fence="true" stretchy="false">)</mo>
                  </mrow>
                </mrow>
                <mn>2</mn>
              </mfrac>
              <mo stretchy="false">≤</mo>
              <mrow>
                <mi mathvariant="italic">pi</mi>
                <mo stretchy="false">∗</mo>
                <msup>
                  <mn>1</mn>
                  <mn>2</mn>
                </msup>
                <mo stretchy="false">∗</mo>
                <mfrac>
                  <mi>h</mi>
                  <mrow>
                    <mn>2</mn>
                    <mo stretchy="false">∗</mo>
                    <mi mathvariant="italic">pi</mi>
                  </mrow>
                </mfrac>
              </mrow>
            </mrow>
          </mrow>
        </mtd>
      </mtr>
      <mtr>
        <mtd>
          <mrow>
            <mo stretchy="false">⇒</mo>
            <mrow>
              <mfrac>
                <mrow>
                  <mi mathvariant="italic">sen</mi>
                  <mrow>
                    <mo fence="true" stretchy="false">(</mo>
                    <mrow>
                      <mi>h</mi>
                    </mrow>
                    <mo fence="true" stretchy="false">)</mo>
                  </mrow>
                </mrow>
                <mn>2</mn>
              </mfrac>
              <mo stretchy="false">≤</mo>
              <mfrac>
                <mi>h</mi>
                <mn>2</mn>
              </mfrac>
            </mrow>
          </mrow>
        </mtd>
      </mtr>
      <mtr>
        <mtd>
          <mrow/>
        </mtd>
      </mtr>
      <mtr>
        <mtd>
          <mrow>
            <mi mathvariant="italic">Conforme</mi>
            <mi>h</mi>
            <mi mathvariant="italic">tiende</mi>
            <mi>a</mi>
            <mn>0</mn>
            <mi mathvariant="italic">el</mi>
            <mi mathvariant="italic">área</mi>
            <mi mathvariant="italic">del</mi>
            <mi mathvariant="italic">triángulo</mi>
            <mi mathvariant="italic">se</mi>
            <mi mathvariant="italic">acerca</mi>
            <mi mathvariant="italic">cada</mi>
            <mi mathvariant="italic">vez</mi>
            <mi mathvariant="italic">más</mi>
            <mi mathvariant="italic">al</mi>
            <mi mathvariant="italic">área</mi>
            <mi mathvariant="italic">del</mi>
            <mi mathvariant="italic">semicírculo</mi>
          </mrow>
        </mtd>
      </mtr>
      <mtr>
        <mtd>
          <mrow/>
        </mtd>
      </mtr>
      <mtr>
        <mtd>
          <mrow>
            <mo stretchy="false">⇒</mo>
            <mrow>
              <mrow>
                <munder>
                  <mi>lim</mi>
                  <mrow>
                    <mi>h</mi>
                    <mo stretchy="false">→</mo>
                    <mrow>
                      <mn>0</mn>
                      <mo stretchy="false">+</mo>
                      <mspace width="0.5em"/>
                    </mrow>
                  </mrow>
                </munder>
                <mfrac>
                  <mrow>
                    <mi mathvariant="italic">sen</mi>
                    <mrow>
                      <mo fence="true" stretchy="false">(</mo>
                      <mrow>
                        <mi>h</mi>
                      </mrow>
                      <mo fence="true" stretchy="false">)</mo>
                    </mrow>
                  </mrow>
                  <mn>2</mn>
                </mfrac>
              </mrow>
              <mo stretchy="false">≤</mo>
              <mrow>
                <munder>
                  <mi>lim</mi>
                  <mrow>
                    <mi>h</mi>
                    <mo stretchy="false">→</mo>
                    <mrow>
                      <mn>0</mn>
                      <mo stretchy="false">+</mo>
                      <mspace width="0.5em"/>
                    </mrow>
                  </mrow>
                </munder>
                <mfrac>
                  <mi>h</mi>
                  <mn>2</mn>
                </mfrac>
              </mrow>
            </mrow>
          </mrow>
        </mtd>
      </mtr>
      <mtr>
        <mtd>
          <mrow>
            <mo stretchy="false">⇒</mo>
            <mrow>
              <mrow>
                <munder>
                  <mi>lim</mi>
                  <mrow>
                    <mi>h</mi>
                    <mo stretchy="false">→</mo>
                    <mrow>
                      <mn>0</mn>
                      <mo stretchy="false">+</mo>
                      <mspace width="0.5em"/>
                    </mrow>
                  </mrow>
                </munder>
                <mrow>
                  <mi mathvariant="italic">sen</mi>
                  <mrow>
                    <mo fence="true" stretchy="false">(</mo>
                    <mrow>
                      <mi>h</mi>
                    </mrow>
                    <mo fence="true" stretchy="false">)</mo>
                  </mrow>
                </mrow>
              </mrow>
              <mo stretchy="false">≤</mo>
              <mrow>
                <munder>
                  <mi>lim</mi>
                  <mrow>
                    <mi>h</mi>
                    <mo stretchy="false">→</mo>
                    <mrow>
                      <mn>0</mn>
                      <mo stretchy="false">+</mo>
                      <mspace width="0.5em"/>
                    </mrow>
                  </mrow>
                </munder>
                <mi>h</mi>
              </mrow>
            </mrow>
          </mrow>
        </mtd>
      </mtr>
      <mtr>
        <mtd>
          <mrow>
            <mo stretchy="false">⇒</mo>
            <mrow>
              <mrow>
                <munder>
                  <mi>lim</mi>
                  <mrow>
                    <mi>h</mi>
                    <mo stretchy="false">→</mo>
                    <mrow>
                      <mn>0</mn>
                      <mo stretchy="false">+</mo>
                      <mspace width="0.5em"/>
                    </mrow>
                  </mrow>
                </munder>
                <mfrac>
                  <mrow>
                    <mi mathvariant="italic">sen</mi>
                    <mrow>
                      <mo fence="true" stretchy="false">(</mo>
                      <mrow>
                        <mi>h</mi>
                      </mrow>
                      <mo fence="true" stretchy="false">)</mo>
                    </mrow>
                  </mrow>
                  <mi>h</mi>
                </mfrac>
              </mrow>
              <mo stretchy="false">≤</mo>
              <mn>1</mn>
            </mrow>
          </mrow>
        </mtd>
      </mtr>
      <mtr>
        <mtd>
          <mrow>
            <mo stretchy="false">⇒</mo>
            <mrow>
              <mrow>
                <munder>
                  <mi>lim</mi>
                  <mrow>
                    <mi>h</mi>
                    <mo stretchy="false">→</mo>
                    <mrow>
                      <mn>0</mn>
                      <mo stretchy="false">+</mo>
                      <mspace width="0.5em"/>
                    </mrow>
                  </mrow>
                </munder>
                <mfrac>
                  <mrow>
                    <mi mathvariant="italic">sen</mi>
                    <mrow>
                      <mo fence="true" stretchy="false">(</mo>
                      <mrow>
                        <mi>h</mi>
                      </mrow>
                      <mo fence="true" stretchy="false">)</mo>
                    </mrow>
                  </mrow>
                  <mi>h</mi>
                </mfrac>
              </mrow>
              <mo stretchy="false">=</mo>
              <mn>1</mn>
            </mrow>
          </mrow>
        </mtd>
      </mtr>
      <mtr>
        <mtd>
          <mrow/>
        </mtd>
      </mtr>
      <mtr>
        <mtd>
          <mrow>
            <mrow>
              <munder>
                <mi>lim</mi>
                <mrow>
                  <mi>h</mi>
                  <mo stretchy="false">→</mo>
                  <mrow>
                    <mn>0</mn>
                    <mo stretchy="false">−</mo>
                    <mspace width="0.5em"/>
                  </mrow>
                </mrow>
              </munder>
              <mfrac>
                <mrow>
                  <mi mathvariant="italic">sen</mi>
                  <mrow>
                    <mo fence="true" stretchy="false">(</mo>
                    <mrow>
                      <mi>h</mi>
                    </mrow>
                    <mo fence="true" stretchy="false">)</mo>
                  </mrow>
                </mrow>
                <mi>h</mi>
              </mfrac>
            </mrow>
            <mo stretchy="false">=</mo>
            <mrow>
              <munder>
                <mi>lim</mi>
                <mrow>
                  <mi>h</mi>
                  <mo stretchy="false">→</mo>
                  <mrow>
                    <mn>0</mn>
                    <mo stretchy="false">+</mo>
                    <mspace width="0.5em"/>
                  </mrow>
                </mrow>
              </munder>
              <mfrac>
                <mrow>
                  <mi mathvariant="italic">sen</mi>
                  <mrow>
                    <mo fence="true" stretchy="false">(</mo>
                    <mrow>
                      <mrow>
                        <mo stretchy="false">−</mo>
                        <mi>h</mi>
                      </mrow>
                    </mrow>
                    <mo fence="true" stretchy="false">)</mo>
                  </mrow>
                </mrow>
                <mrow>
                  <mo stretchy="false">−</mo>
                  <mi>h</mi>
                </mrow>
              </mfrac>
            </mrow>
            <mo stretchy="false">=</mo>
            <mrow>
              <munder>
                <mi>lim</mi>
                <mrow>
                  <mi>h</mi>
                  <mo stretchy="false">→</mo>
                  <mrow>
                    <mn>0</mn>
                    <mo stretchy="false">+</mo>
                    <mspace width="0.5em"/>
                  </mrow>
                </mrow>
              </munder>
              <mfrac>
                <mrow>
                  <mrow>
                    <mo stretchy="false">−</mo>
                    <mi mathvariant="italic">sen</mi>
                  </mrow>
                  <mrow>
                    <mo fence="true" stretchy="false">(</mo>
                    <mrow>
                      <mi>h</mi>
                    </mrow>
                    <mo fence="true" stretchy="false">)</mo>
                  </mrow>
                </mrow>
                <mrow>
                  <mo stretchy="false">−</mo>
                  <mi>h</mi>
                </mrow>
              </mfrac>
            </mrow>
            <mo stretchy="false">=</mo>
            <mrow>
              <munder>
                <mi>lim</mi>
                <mrow>
                  <mi>h</mi>
                  <mo stretchy="false">→</mo>
                  <mrow>
                    <mn>0</mn>
                    <mo stretchy="false">+</mo>
                    <mspace width="0.5em"/>
                  </mrow>
                </mrow>
              </munder>
              <mfrac>
                <mrow>
                  <mi mathvariant="italic">sen</mi>
                  <mrow>
                    <mo fence="true" stretchy="false">(</mo>
                    <mrow>
                      <mi>h</mi>
                    </mrow>
                    <mo fence="true" stretchy="false">)</mo>
                  </mrow>
                </mrow>
                <mi>h</mi>
              </mfrac>
            </mrow>
            <mo stretchy="false">=</mo>
            <mn>1</mn>
          </mrow>
        </mtd>
      </mtr>
      <mtr>
        <mtd>
          <mrow/>
        </mtd>
      </mtr>
      <mtr>
        <mtd>
          <mrow>
            <mi mathvariant="italic">Por</mi>
            <mi mathvariant="italic">lo</mi>
            <mi mathvariant="italic">tanto</mi>
            <mn>...</mn>
          </mrow>
        </mtd>
      </mtr>
      <mtr>
        <mtd>
          <mrow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 mathvariant="italic">sen</mi>
                  <mrow>
                    <mo fence="true" stretchy="false">(</mo>
                    <mrow>
                      <mi>h</mi>
                    </mrow>
                    <mo fence="true" stretchy="false">)</mo>
                  </mrow>
                </mrow>
                <mi>h</mi>
              </mfrac>
            </mrow>
            <mo stretchy="false">=</mo>
            <mn>1</mn>
          </mrow>
        </mtd>
      </mtr>
    </mtable>
    <annotation encoding="StarMath 5.0">Área del triángulo &lt;= Área del semicírculo
newline
newline
drarrow {1*sen( h )} over 2 &lt;= {pi*1^2}*{ h over {2*pi} }
newline
drarrow {sen( h )} over 2 &lt;= h over 2 
newline
newline
Conforme h tiende a 0 el área del triángulo se acerca cada vez más al área del semicírculo
newline
newline
drarrow lim from {h rightarrow 0+`} {{sen( h )} over 2} &lt;=lim from {h rightarrow 0+`} {h over 2 }
newline
drarrow lim from {h rightarrow 0+`} {sen( h )} &lt;=lim from {h rightarrow 0+`} h
newline
drarrow lim from {h rightarrow 0+`} {{sen( h )} over h} &lt;=1
newline
drarrow lim from {h rightarrow 0+`} {{sen( h )} over h} =1
newline
newline
lim from {h rightarrow 0-`} {{sen( h )} over h}
=lim from {h rightarrow 0+`} {{sen( -h )} over -h}
=lim from {h rightarrow 0+`} {{-sen( h )} over -h}
=lim from {h rightarrow 0+`} {{sen( h )} over h}
=1
newline
newline
Por lo tanto...
newline
lim from {h rightarrow 0} {{sen( h )} over h}=1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18:19:10.395872786</meta:creation-date>
    <dc:date>2016-04-06T18:35:21.370875522</dc:date>
    <meta:editing-duration>PT15M44S</meta:editing-duration>
    <meta:editing-cycles>15</meta:editing-cycles>
    <meta:generator>LibreOffice/5.0.5.2$Linux_X86_64 LibreOffice_project/00$Build-2</meta:generator>
  </office:meta>
</office:document-meta>
</file>